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standard">
      <style:graphic-properties draw:fill="solid" draw:fill-color="#666699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33a3a3" draw:textarea-horizontal-align="center" draw:textarea-vertical-align="middle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fill="solid" draw:fill-color="#006b6b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ff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1.5cm"/>
    </style:style>
    <style:style style:name="gr11" style:family="graphic" style:parent-style-name="standard">
      <style:graphic-properties draw:fill="solid" draw:fill-color="#cc6633" draw:textarea-horizontal-align="center" draw:textarea-vertical-align="middle"/>
    </style:style>
    <style:style style:name="gr12" style:family="graphic" style:parent-style-name="standard">
      <style:graphic-properties draw:fill="solid" draw:fill-color="#5e11a6" draw:textarea-horizontal-align="center" draw:textarea-vertical-align="middle"/>
    </style:style>
    <style:style style:name="gr13" style:family="graphic" style:parent-style-name="standard">
      <style:graphic-properties draw:fill="solid" draw:fill-color="#dc23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color="#666600"/>
    </style:style>
    <style:style style:name="P5" style:family="paragraph">
      <style:paragraph-properties fo:text-align="center"/>
      <style:text-properties fo:font-size="14pt"/>
    </style:style>
    <style:style style:name="T1" style:family="text">
      <style:text-properties fo:color="#666600"/>
    </style:style>
    <style:style style:name="T2" style:family="text">
      <style:text-properties fo:color="#666600"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" style:family="text">
      <style:text-properties fo:color="#666600" fo:font-family="Arial" style:font-family-generic="roman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4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rect draw:name="cpu" draw:style-name="gr1" draw:text-style-name="P1" draw:layer="layout" svg:width="16cm" svg:height="8.592cm" svg:x="2.135cm" svg:y="9.543cm">
          <text:p text:style-name="P2"/>
        </draw:rect>
        <draw:frame draw:style-name="gr2" draw:text-style-name="P2" draw:layer="layout" svg:width="7cm" svg:height="0.962cm" svg:x="11.441cm" svg:y="8.615cm">
          <draw:text-box>
            <text:p text:style-name="P2">SIMPLE CPU DESIGN</text:p>
          </draw:text-box>
        </draw:frame>
        <draw:rect draw:name="alu" draw:style-name="gr3" draw:text-style-name="P1" draw:layer="layout" svg:width="4.5cm" svg:height="4.5cm" svg:x="12.115cm" svg:y="10.433cm">
          <text:p text:style-name="P3">arithmetic</text:p>
          <text:p text:style-name="P3">logic unit</text:p>
        </draw:rect>
        <draw:frame draw:style-name="gr4" draw:layer="layout" svg:width="1.734cm" svg:height="0.962cm" svg:x="15.109cm" svg:y="9.543cm">
          <draw:text-box>
            <text:p text:style-name="P2">ALU</text:p>
          </draw:text-box>
        </draw:frame>
        <draw:rect draw:name="alu" draw:style-name="gr5" draw:text-style-name="P1" draw:layer="layout" svg:width="4.5cm" svg:height="4.5cm" svg:x="3.135cm" svg:y="10.435cm">
          <text:p text:style-name="P3">control unit</text:p>
        </draw:rect>
        <draw:frame draw:style-name="gr4" draw:layer="layout" svg:width="1.416cm" svg:height="0.962cm" svg:x="6.561cm" svg:y="9.547cm">
          <draw:text-box>
            <text:p text:style-name="P2">CU</text:p>
          </draw:text-box>
        </draw:frame>
        <draw:custom-shape draw:style-name="gr6" draw:text-style-name="P1" draw:layer="layout" svg:width="4cm" svg:height="4cm" svg:x="2.735cm" svg:y="18.535cm">
          <text:p text:style-name="P2"/>
          <draw:enhanced-geometry svg:viewBox="0 0 21600 21600" draw:text-areas="?f0 ?f7 ?f2 21600" draw:type="up-arrow" draw:modifiers="5960.10997250687 5657.785553611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3.226cm" svg:height="1cm" svg:x="0.909cm" svg:y="20.535cm">
          <draw:text-box>
            <text:p text:style-name="P2">data bus</text:p>
          </draw:text-box>
        </draw:frame>
        <draw:custom-shape draw:style-name="gr8" draw:text-style-name="P1" draw:layer="layout" svg:width="1cm" svg:height="2cm" svg:x="8.635cm" svg:y="18.735cm">
          <text:p text:style-name="P2"/>
          <draw:enhanced-geometry svg:viewBox="0 0 21600 21600" draw:mirror-vertical="true" draw:text-areas="?f0 ?f7 ?f2 21600" draw:type="up-arrow" draw:modifiers="7761.31934032984 5912.4875124875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1cm" svg:height="2cm" svg:x="10.135cm" svg:y="18.735cm">
          <text:p text:style-name="P2"/>
          <draw:enhanced-geometry svg:viewBox="0 0 21600 21600" draw:mirror-vertical="true" draw:text-areas="?f0 ?f7 ?f2 21600" draw:type="up-arrow" draw:modifiers="7761.31934032984 5912.4875124875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4cm" svg:height="4cm" svg:x="12.535cm" svg:y="18.735cm">
          <text:p text:style-name="P2"/>
          <draw:enhanced-geometry svg:viewBox="0 0 21600 21600" draw:mirror-vertical="true" draw:text-areas="?f0 ?f7 ?f2 21600" draw:type="up-arrow" draw:modifiers="5960.10997250687 5657.785553611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2.8cm" svg:height="1.673cm" svg:x="15.835cm" svg:y="18.362cm">
          <draw:text-box>
            <text:p text:style-name="P2">address</text:p>
            <text:p text:style-name="P2">bus</text:p>
          </draw:text-box>
        </draw:frame>
        <draw:frame draw:style-name="gr2" draw:text-style-name="P2" draw:layer="layout" svg:width="2cm" svg:height="0.962cm" svg:x="11.135cm" svg:y="18.773cm">
          <draw:text-box>
            <text:p text:style-name="P2">read</text:p>
          </draw:text-box>
        </draw:frame>
        <draw:frame draw:style-name="gr2" draw:text-style-name="P2" draw:layer="layout" svg:width="2cm" svg:height="0.962cm" svg:x="7.235cm" svg:y="18.835cm">
          <draw:text-box>
            <text:p text:style-name="P2">write</text:p>
          </draw:text-box>
        </draw:frame>
        <draw:frame draw:style-name="gr9" draw:text-style-name="P4" draw:layer="layout" svg:width="6cm" svg:height="1.673cm" svg:x="1.635cm" svg:y="1.462cm">
          <draw:text-box>
            <text:p text:style-name="P2"><text:span text:style-name="T1">FIRAT KÜÇÜK</text:span></text:p>
            <text:p text:style-name="P2"><text:span text:style-name="T1">copyright </text:span><text:span text:style-name="T2">©</text:span><text:span text:style-name="T3"> 2006</text:span></text:p>
          </draw:text-box>
        </draw:frame>
        <draw:frame draw:style-name="gr10" draw:text-style-name="P3" draw:layer="layout" svg:width="13.5cm" svg:height="1.75cm" svg:x="3.635cm" svg:y="25.885cm">
          <draw:text-box>
            <text:p text:style-name="P3">legally free to copy, modify and redistrubute.</text:p>
            <text:p text:style-name="P3">additional information: firat@kucuk.org</text:p>
          </draw:text-box>
        </draw:frame>
        <draw:rect draw:name="alu" draw:style-name="gr11" draw:text-style-name="P5" draw:layer="layout" svg:width="4.5cm" svg:height="1cm" svg:x="3.135cm" svg:y="15.235cm">
          <text:p text:style-name="P3"><text:span text:style-name="T4">instruction pointer</text:span></text:p>
        </draw:rect>
        <draw:rect draw:name="alu" draw:style-name="gr12" draw:text-style-name="P3" draw:layer="layout" svg:width="4.5cm" svg:height="0.902cm" svg:x="12.135cm" svg:y="15.233cm">
          <text:p text:style-name="P3">register a</text:p>
        </draw:rect>
        <draw:rect draw:name="alu" draw:style-name="gr12" draw:text-style-name="P3" draw:layer="layout" svg:width="4.5cm" svg:height="0.902cm" svg:x="12.115cm" svg:y="16.533cm">
          <text:p text:style-name="P3">register b</text:p>
        </draw:rect>
        <draw:custom-shape draw:style-name="gr8" draw:text-style-name="P1" draw:layer="layout" svg:width="1cm" svg:height="2cm" svg:x="2.935cm" svg:y="7.335cm">
          <text:p text:style-name="P2"/>
          <draw:enhanced-geometry svg:viewBox="0 0 21600 21600" draw:mirror-vertical="true" draw:text-areas="?f0 ?f7 ?f2 21600" draw:type="up-arrow" draw:modifiers="7761.31934032984 5912.4875124875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" draw:layer="layout" svg:width="2.3cm" svg:height="0.962cm" svg:x="3.735cm" svg:y="7.473cm">
          <draw:text-box>
            <text:p text:style-name="P2">clock</text:p>
          </draw:text-box>
        </draw:frame>
        <draw:rect draw:name="alu" draw:style-name="gr11" draw:text-style-name="P5" draw:layer="layout" svg:width="4.5cm" svg:height="1cm" svg:x="3.135cm" svg:y="16.535cm">
          <text:p text:style-name="P3"><text:span text:style-name="T4">last instruction</text:span></text:p>
        </draw:rect>
        <draw:custom-shape draw:style-name="gr13" draw:text-style-name="P1" draw:layer="layout" svg:width="1cm" svg:height="2cm" svg:x="6.235cm" svg:y="7.335cm">
          <text:p text:style-name="P2"/>
          <draw:enhanced-geometry svg:viewBox="0 0 21600 21600" draw:mirror-vertical="true" draw:text-areas="?f0 ?f7 ?f2 21600" draw:type="up-arrow" draw:modifiers="7761.31934032984 5912.4875124875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" draw:layer="layout" svg:width="2.3cm" svg:height="0.962cm" svg:x="7.035cm" svg:y="7.473cm">
          <draw:text-box>
            <text:p text:style-name="P2">res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svg:stroke-opacity="100%" draw:fill="solid" draw:fill-color="#9999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visible" draw:shadow-offset-x="0.1cm" draw:shadow-offset-y="0.1cm" draw:shadow-color="#4c4c4c" draw:shadow-opacity="75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1-28T11:18:23</meta:creation-date>
    <dc:date>2006-01-30T09:09:11</dc:date>
    <dc:language>tr-TR</dc:language>
    <meta:editing-cycles>25</meta:editing-cycles>
    <meta:editing-duration>PT1H40M5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